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solid" svg:stroke-width="0.014cm" svg:stroke-color="#000000" draw:stroke-linejoin="round" svg:stroke-linecap="round" draw:fill="none" fo:padding-top="0.007cm" fo:padding-bottom="0.007cm" fo:padding-left="0.007cm" fo:padding-right="0.007cm"/>
    </style:style>
    <style:style style:name="gr2"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3" style:family="graphic" style:parent-style-name="standard">
      <style:graphic-properties draw:stroke="solid" svg:stroke-width="0.029cm" svg:stroke-color="#000000" draw:stroke-linejoin="round" svg:stroke-linecap="round" draw:fill="none" fo:padding-top="0.014cm" fo:padding-bottom="0.014cm" fo:padding-left="0.014cm" fo:padding-right="0.014cm"/>
    </style:style>
    <style:style style:name="P1" style:family="paragraph">
      <loext:graphic-properties draw:fill="none"/>
    </style:style>
  </office:automatic-styles>
  <office:body>
    <office:drawing>
      <draw:page draw:name="page1" draw:style-name="dp1" draw:master-page-name="master-page3">
        <draw:line draw:style-name="gr1" draw:text-style-name="P1" draw:layer="layout" svg:x1="25.53cm" svg:y1="11.617cm" svg:x2="24.585cm" svg:y2="11.617cm">
          <text:p/>
        </draw:line>
        <draw:line draw:style-name="gr1" draw:text-style-name="P1" draw:layer="layout" svg:x1="25.53cm" svg:y1="1.032cm" svg:x2="24.585cm" svg:y2="1.032cm">
          <text:p/>
        </draw:line>
        <draw:path draw:style-name="gr1" draw:text-style-name="P1" draw:layer="layout" svg:width="0.953cm" svg:height="0.952cm" svg:x="23.919cm" svg:y="1.69cm" svg:viewBox="0 0 954 953" svg:d="M0 476c0-263 214-476 478-476 262 0 476 213 476 476 0 264-214 477-476 477-264 0-478-213-478-477z">
          <text:p/>
        </draw:path>
        <draw:path draw:style-name="gr1" draw:text-style-name="P1" draw:layer="layout" svg:width="0.953cm" svg:height="0.952cm" svg:x="23.919cm" svg:y="10.007cm" svg:viewBox="0 0 954 953" svg:d="M0 476c0-263 214-476 478-476 262 0 476 213 476 476s-214 477-476 477c-264 0-478-214-478-477z">
          <text:p/>
        </draw:path>
        <draw:line draw:style-name="gr1" draw:text-style-name="P1" draw:layer="layout" svg:x1="25.53cm" svg:y1="11.617cm" svg:x2="25.53cm" svg:y2="1.032cm">
          <text:p/>
        </draw:line>
        <draw:line draw:style-name="gr1" draw:text-style-name="P1" draw:layer="layout" svg:x1="4.17cm" svg:y1="1.032cm" svg:x2="5.682cm" svg:y2="1.032cm">
          <text:p/>
        </draw:line>
        <draw:line draw:style-name="gr1" draw:text-style-name="P1" draw:layer="layout" svg:x1="4.17cm" svg:y1="11.617cm" svg:x2="4.17cm" svg:y2="1.032cm">
          <text:p/>
        </draw:line>
        <draw:line draw:style-name="gr1" draw:text-style-name="P1" draw:layer="layout" svg:x1="5.682cm" svg:y1="11.617cm" svg:x2="4.17cm" svg:y2="11.617cm">
          <text:p/>
        </draw:line>
        <draw:line draw:style-name="gr1" draw:text-style-name="P1" draw:layer="layout" svg:x1="24.585cm" svg:y1="11.617cm" svg:x2="5.682cm" svg:y2="11.617cm">
          <text:p/>
        </draw:line>
        <draw:line draw:style-name="gr1" draw:text-style-name="P1" draw:layer="layout" svg:x1="23.828cm" svg:y1="1.032cm" svg:x2="24.585cm" svg:y2="1.032cm">
          <text:p/>
        </draw:line>
        <draw:line draw:style-name="gr1" draw:text-style-name="P1" draw:layer="layout" svg:x1="5.682cm" svg:y1="1.032cm" svg:x2="6.438cm" svg:y2="1.032cm">
          <text:p/>
        </draw:line>
        <draw:path draw:style-name="gr1" draw:text-style-name="P1" draw:layer="layout" svg:width="0.953cm" svg:height="0.952cm" svg:x="4.827cm" svg:y="10.007cm" svg:viewBox="0 0 954 953" svg:d="M0 476c0-263 214-476 478-476 263 0 476 213 476 476s-213 477-476 477c-264 0-478-214-478-477z">
          <text:p/>
        </draw:path>
        <draw:path draw:style-name="gr1" draw:text-style-name="P1" draw:layer="layout" svg:width="0.953cm" svg:height="0.952cm" svg:x="4.827cm" svg:y="1.69cm" svg:viewBox="0 0 954 953" svg:d="M0 476c0-263 214-476 478-476 263 0 476 213 476 476 0 264-213 477-476 477-264 0-478-213-478-477z">
          <text:p/>
        </draw:path>
        <draw:line draw:style-name="gr1" draw:text-style-name="P1" draw:layer="layout" svg:x1="6.438cm" svg:y1="1.032cm" svg:x2="23.828cm" svg:y2="1.032cm">
          <text:p/>
        </draw:line>
        <draw:line draw:style-name="gr2" draw:text-style-name="P1" draw:layer="layout" svg:x1="13.508cm" svg:y1="5.455cm" svg:x2="13.735cm" svg:y2="5.683cm">
          <text:p/>
        </draw:line>
        <draw:line draw:style-name="gr2" draw:text-style-name="P1" draw:layer="layout" svg:x1="13.735cm" svg:y1="5.455cm" svg:x2="13.508cm" svg:y2="5.683cm">
          <text:p/>
        </draw:line>
        <draw:line draw:style-name="gr2" draw:text-style-name="P1" draw:layer="layout" svg:x1="13.886cm" svg:y1="4.699cm" svg:x2="14.113cm" svg:y2="4.926cm">
          <text:p/>
        </draw:line>
        <draw:line draw:style-name="gr2" draw:text-style-name="P1" draw:layer="layout" svg:x1="14.113cm" svg:y1="4.699cm" svg:x2="13.886cm" svg:y2="4.926cm">
          <text:p/>
        </draw:line>
        <draw:line draw:style-name="gr2" draw:text-style-name="P1" draw:layer="layout" svg:x1="14.264cm" svg:y1="5.455cm" svg:x2="14.491cm" svg:y2="5.683cm">
          <text:p/>
        </draw:line>
        <draw:line draw:style-name="gr2" draw:text-style-name="P1" draw:layer="layout" svg:x1="14.491cm" svg:y1="5.455cm" svg:x2="14.264cm" svg:y2="5.683cm">
          <text:p/>
        </draw:line>
        <draw:line draw:style-name="gr2" draw:text-style-name="P1" draw:layer="layout" svg:x1="14.642cm" svg:y1="4.699cm" svg:x2="14.869cm" svg:y2="4.926cm">
          <text:p/>
        </draw:line>
        <draw:line draw:style-name="gr2" draw:text-style-name="P1" draw:layer="layout" svg:x1="14.869cm" svg:y1="4.699cm" svg:x2="14.642cm" svg:y2="4.926cm">
          <text:p/>
        </draw:line>
        <draw:line draw:style-name="gr2" draw:text-style-name="P1" draw:layer="layout" svg:x1="15.02cm" svg:y1="5.455cm" svg:x2="15.247cm" svg:y2="5.683cm">
          <text:p/>
        </draw:line>
        <draw:line draw:style-name="gr2" draw:text-style-name="P1" draw:layer="layout" svg:x1="15.247cm" svg:y1="5.455cm" svg:x2="15.02cm" svg:y2="5.683cm">
          <text:p/>
        </draw:line>
        <draw:line draw:style-name="gr2" draw:text-style-name="P1" draw:layer="layout" svg:x1="15.398cm" svg:y1="4.699cm" svg:x2="15.625cm" svg:y2="4.926cm">
          <text:p/>
        </draw:line>
        <draw:line draw:style-name="gr2" draw:text-style-name="P1" draw:layer="layout" svg:x1="15.625cm" svg:y1="4.699cm" svg:x2="15.398cm" svg:y2="4.926cm">
          <text:p/>
        </draw:line>
        <draw:line draw:style-name="gr2" draw:text-style-name="P1" draw:layer="layout" svg:x1="15.776cm" svg:y1="5.455cm" svg:x2="16.003cm" svg:y2="5.683cm">
          <text:p/>
        </draw:line>
        <draw:line draw:style-name="gr2" draw:text-style-name="P1" draw:layer="layout" svg:x1="16.003cm" svg:y1="5.455cm" svg:x2="15.776cm" svg:y2="5.683cm">
          <text:p/>
        </draw:line>
        <draw:line draw:style-name="gr2" draw:text-style-name="P1" draw:layer="layout" svg:x1="16.154cm" svg:y1="4.699cm" svg:x2="16.381cm" svg:y2="4.926cm">
          <text:p/>
        </draw:line>
        <draw:line draw:style-name="gr2" draw:text-style-name="P1" draw:layer="layout" svg:x1="16.381cm" svg:y1="4.699cm" svg:x2="16.154cm" svg:y2="4.926cm">
          <text:p/>
        </draw:line>
        <draw:path draw:style-name="gr2" draw:text-style-name="P1" draw:layer="layout" svg:width="0.298cm" svg:height="0.298cm" svg:x="15.74cm" svg:y="9.2cm" svg:viewBox="0 0 299 299" svg:d="M0 149c0-82 67-149 149-149 83 0 150 67 150 149 0 83-67 150-150 150-82 0-149-67-149-150z">
          <text:p/>
        </draw:path>
        <draw:path draw:style-name="gr2" draw:text-style-name="P1" draw:layer="layout" svg:width="0.297cm" svg:height="0.298cm" svg:x="16.497cm" svg:y="9.2cm" svg:viewBox="0 0 298 299" svg:d="M0 149c0-82 66-149 148-149 83 0 150 67 150 149 0 83-67 150-150 150-82 0-148-67-148-150z">
          <text:p/>
        </draw:path>
        <draw:path draw:style-name="gr2" draw:text-style-name="P1" draw:layer="layout" svg:width="0.298cm" svg:height="0.298cm" svg:x="21.789cm" svg:y="9.2cm" svg:viewBox="0 0 299 299" svg:d="M0 149c0-82 68-149 150-149s149 67 149 149c0 83-67 150-149 150s-150-67-150-150z">
          <text:p/>
        </draw:path>
        <draw:path draw:style-name="gr2" draw:text-style-name="P1" draw:layer="layout" svg:width="0.298cm" svg:height="0.298cm" svg:x="22.545cm" svg:y="9.2cm" svg:viewBox="0 0 299 299" svg:d="M0 149c0-82 67-149 149-149 83 0 150 67 150 149 0 83-67 150-150 150-82 0-149-67-149-150z">
          <text:p/>
        </draw:path>
        <draw:path draw:style-name="gr2" draw:text-style-name="P1" draw:layer="layout" svg:width="0.298cm" svg:height="0.298cm" svg:x="18.765cm" svg:y="9.2cm" svg:viewBox="0 0 299 299" svg:d="M0 149c0-82 67-149 150-149 82 0 149 67 149 149 0 83-67 150-149 150-83 0-150-67-150-150z">
          <text:p/>
        </draw:path>
        <draw:path draw:style-name="gr2" draw:text-style-name="P1" draw:layer="layout" svg:width="0.298cm" svg:height="0.298cm" svg:x="19.521cm" svg:y="9.2cm" svg:viewBox="0 0 299 299" svg:d="M0 149c0-82 67-149 149-149 83 0 150 67 150 149 0 83-67 150-150 150-82 0-149-67-149-150z">
          <text:p/>
        </draw:path>
        <draw:path draw:style-name="gr2" draw:text-style-name="P1" draw:layer="layout" svg:width="0.297cm" svg:height="0.298cm" svg:x="9.692cm" svg:y="9.2cm" svg:viewBox="0 0 298 299" svg:d="M0 149c0-82 66-149 148-149 83 0 150 67 150 149 0 83-67 150-150 150-82 0-148-67-148-150z">
          <text:p/>
        </draw:path>
        <draw:path draw:style-name="gr2" draw:text-style-name="P1" draw:layer="layout" svg:width="0.297cm" svg:height="0.298cm" svg:x="10.448cm" svg:y="9.2cm" svg:viewBox="0 0 298 299" svg:d="M0 149c0-82 66-149 149-149s149 67 149 149c0 83-66 150-149 150s-149-67-149-150z">
          <text:p/>
        </draw:path>
        <draw:path draw:style-name="gr2" draw:text-style-name="P1" draw:layer="layout" svg:width="0.298cm" svg:height="0.298cm" svg:x="12.716cm" svg:y="9.2cm" svg:viewBox="0 0 299 299" svg:d="M0 149c0-82 67-149 149-149 83 0 150 67 150 149 0 83-67 150-150 150-82 0-149-67-149-150z">
          <text:p/>
        </draw:path>
        <draw:path draw:style-name="gr2" draw:text-style-name="P1" draw:layer="layout" svg:width="0.298cm" svg:height="0.298cm" svg:x="13.472cm" svg:y="9.2cm" svg:viewBox="0 0 299 299" svg:d="M0 149c0-82 68-149 150-149s149 67 149 149c0 83-67 150-149 150s-150-67-150-150z">
          <text:p/>
        </draw:path>
        <draw:path draw:style-name="gr2" draw:text-style-name="P1" draw:layer="layout" svg:width="0.298cm" svg:height="0.298cm" svg:x="6.667cm" svg:y="9.2cm" svg:viewBox="0 0 299 299" svg:d="M0 149c0-82 68-149 150-149s149 67 149 149c0 83-67 150-149 150s-150-67-150-150z">
          <text:p/>
        </draw:path>
        <draw:path draw:style-name="gr2" draw:text-style-name="P1" draw:layer="layout" svg:width="0.298cm" svg:height="0.298cm" svg:x="7.423cm" svg:y="9.2cm" svg:viewBox="0 0 299 299" svg:d="M0 149c0-82 67-149 149-149 83 0 150 67 150 149 0 83-67 150-150 150-82 0-149-67-149-150z">
          <text:p/>
        </draw:path>
        <draw:path draw:style-name="gr2" draw:text-style-name="P1" draw:layer="layout" svg:width="0.298cm" svg:height="0.297cm" svg:x="12.527cm" svg:y="3.681cm" svg:viewBox="0 0 299 298" svg:d="M0 149c0-82 67-149 150-149 82 0 149 67 149 149 0 83-67 149-149 149-83 0-150-66-150-149z">
          <text:p/>
        </draw:path>
        <draw:path draw:style-name="gr2" draw:text-style-name="P1" draw:layer="layout" svg:width="0.297cm" svg:height="0.297cm" svg:x="17.064cm" svg:y="3.681cm" svg:viewBox="0 0 298 298" svg:d="M0 149c0-82 67-149 149-149 83 0 149 67 149 149 0 83-66 149-149 149-82 0-149-66-149-149z">
          <text:p/>
        </draw:path>
        <draw:line draw:style-name="gr2" draw:text-style-name="P1" draw:layer="layout" svg:x1="8.123cm" svg:y1="4.649cm" svg:x2="8.123cm" svg:y2="4.976cm">
          <text:p/>
        </draw:line>
        <draw:line draw:style-name="gr2" draw:text-style-name="P1" draw:layer="layout" svg:x1="7.959cm" svg:y1="4.812cm" svg:x2="8.286cm" svg:y2="4.812cm">
          <text:p/>
        </draw:line>
        <draw:line draw:style-name="gr2" draw:text-style-name="P1" draw:layer="layout" svg:x1="8.123cm" svg:y1="6.584cm" svg:x2="8.123cm" svg:y2="6.911cm">
          <text:p/>
        </draw:line>
        <draw:line draw:style-name="gr2" draw:text-style-name="P1" draw:layer="layout" svg:x1="7.959cm" svg:y1="6.747cm" svg:x2="8.286cm" svg:y2="6.747cm">
          <text:p/>
        </draw:line>
        <draw:line draw:style-name="gr2" draw:text-style-name="P1" draw:layer="layout" svg:x1="9.462cm" svg:y1="4.649cm" svg:x2="9.462cm" svg:y2="4.976cm">
          <text:p/>
        </draw:line>
        <draw:line draw:style-name="gr2" draw:text-style-name="P1" draw:layer="layout" svg:x1="9.299cm" svg:y1="4.812cm" svg:x2="9.626cm" svg:y2="4.812cm">
          <text:p/>
        </draw:line>
        <draw:line draw:style-name="gr2" draw:text-style-name="P1" draw:layer="layout" svg:x1="9.462cm" svg:y1="6.584cm" svg:x2="9.462cm" svg:y2="6.911cm">
          <text:p/>
        </draw:line>
        <draw:line draw:style-name="gr2" draw:text-style-name="P1" draw:layer="layout" svg:x1="9.299cm" svg:y1="6.747cm" svg:x2="9.626cm" svg:y2="6.747cm">
          <text:p/>
        </draw:line>
        <draw:polygon draw:style-name="gr2" draw:text-style-name="P1" draw:layer="layout" svg:width="0.674cm" svg:height="0.674cm" svg:x="12.906cm" svg:y="2.585cm" svg:viewBox="0 0 675 675" draw:points="675,675 675,0 0,0 0,675">
          <text:p/>
        </draw:polygon>
        <draw:polygon draw:style-name="gr2" draw:text-style-name="P1" draw:layer="layout" svg:width="0.953cm" svg:height="0.952cm" svg:x="16.169cm" svg:y="2.446cm" svg:viewBox="0 0 954 953" draw:points="476,953 954,476 476,0 0,476">
          <text:p/>
        </draw:polygon>
        <draw:polygon draw:style-name="gr3" draw:text-style-name="P1" draw:layer="layout" svg:width="0.171cm" svg:height="0.3cm" svg:x="4.449cm" svg:y="11.79cm" svg:viewBox="0 0 172 301" draw:points="0,301 0,0 71,0 115,15 143,44 158,73 172,130 172,173 158,230 143,259 115,287 71,301">
          <text:p/>
        </draw:polygon>
        <draw:line draw:style-name="gr3" draw:text-style-name="P1" draw:layer="layout" svg:x1="4.749cm" svg:y1="12.09cm" svg:x2="4.749cm" svg:y2="11.89cm">
          <text:p/>
        </draw:line>
        <draw:polyline draw:style-name="gr3" draw:text-style-name="P1" draw:layer="layout" svg:width="0.085cm" svg:height="0.058cm" svg:x="4.749cm" svg:y="11.89cm" svg:viewBox="0 0 86 59" draw:points="0,59 14,29 28,15 58,0 86,0">
          <text:p/>
        </draw:polyline>
        <draw:line draw:style-name="gr3" draw:text-style-name="P1" draw:layer="layout" svg:x1="4.934cm" svg:y1="12.09cm" svg:x2="4.934cm" svg:y2="11.89cm">
          <text:p/>
        </draw:line>
        <draw:polyline draw:style-name="gr3" draw:text-style-name="P1" draw:layer="layout" svg:width="0.029cm" svg:height="0.029cm" svg:x="4.92cm" svg:y="11.79cm" svg:viewBox="0 0 30 30" draw:points="14,0 0,16 14,30 30,16 14,0 14,30">
          <text:p/>
        </draw:polyline>
        <draw:polyline draw:style-name="gr3" draw:text-style-name="P1" draw:layer="layout" svg:width="0.043cm" svg:height="0.3cm" svg:x="5.077cm" svg:y="11.79cm" svg:viewBox="0 0 44 301" draw:points="44,301 14,287 0,259 0,0">
          <text:p/>
        </draw:polyline>
        <draw:polyline draw:style-name="gr3" draw:text-style-name="P1" draw:layer="layout" svg:width="0.043cm" svg:height="0.3cm" svg:x="5.234cm" svg:y="11.79cm" svg:viewBox="0 0 44 301" draw:points="44,301 15,287 0,259 0,0">
          <text:p/>
        </draw:polyline>
        <draw:polyline draw:style-name="gr3" draw:text-style-name="P1" draw:layer="layout" svg:width="0.2cm" svg:height="0.3cm" svg:x="5.62cm" svg:y="11.79cm" svg:viewBox="0 0 201 301" draw:points="0,301 0,0 101,216 201,0 201,301">
          <text:p/>
        </draw:polyline>
        <draw:polyline draw:style-name="gr3" draw:text-style-name="P1" draw:layer="layout" svg:width="0.128cm" svg:height="0.2cm" svg:x="5.963cm" svg:y="11.89cm" svg:viewBox="0 0 129 201" draw:points="129,201 129,43 114,15 86,0 28,0 0,15">
          <text:p/>
        </draw:polyline>
        <draw:polyline draw:style-name="gr3" draw:text-style-name="P1" draw:layer="layout" svg:width="0.142cm" svg:height="0.128cm" svg:x="5.949cm" svg:y="11.962cm" svg:viewBox="0 0 143 129" draw:points="143,115 115,129 42,129 14,115 0,87 0,58 14,29 42,15 115,15 143,0">
          <text:p/>
        </draw:polyline>
        <draw:line draw:style-name="gr3" draw:text-style-name="P1" draw:layer="layout" svg:x1="6.234cm" svg:y1="11.89cm" svg:x2="6.234cm" svg:y2="12.19cm">
          <text:p/>
        </draw:line>
        <draw:polyline draw:style-name="gr3" draw:text-style-name="P1" draw:layer="layout" svg:width="0.143cm" svg:height="0.2cm" svg:x="6.234cm" svg:y="11.89cm" svg:viewBox="0 0 144 201" draw:points="0,15 29,0 87,0 116,15 130,29 144,58 144,143 130,173 116,187 87,201 29,201 0,187">
          <text:p/>
        </draw:polyline>
        <draw:polyline draw:style-name="gr3" draw:text-style-name="P1" draw:layer="layout" svg:width="0.029cm" svg:height="0.028cm" svg:x="6.491cm" svg:y="12.062cm" svg:viewBox="0 0 30 29" draw:points="15,0 30,14 15,29 0,14 15,0 15,29">
          <text:p/>
        </draw:polyline>
        <draw:polyline draw:style-name="gr3" draw:text-style-name="P1" draw:layer="layout" svg:width="0.029cm" svg:height="0.028cm" svg:x="6.491cm" svg:y="11.905cm" svg:viewBox="0 0 30 29" draw:points="15,0 30,15 15,29 0,15 15,0 15,29">
          <text:p/>
        </draw:polyline>
        <draw:line draw:style-name="gr3" draw:text-style-name="P1" draw:layer="layout" svg:x1="3.936cm" svg:y1="12.472cm" svg:x2="4.163cm" svg:y2="12.699cm">
          <text:p/>
        </draw:line>
        <draw:line draw:style-name="gr3" draw:text-style-name="P1" draw:layer="layout" svg:x1="4.163cm" svg:y1="12.472cm" svg:x2="3.936cm" svg:y2="12.699cm">
          <text:p/>
        </draw:line>
        <draw:polygon draw:style-name="gr3" draw:text-style-name="P1" draw:layer="layout" svg:width="0.172cm" svg:height="0.3cm" svg:x="4.434cm" svg:y="12.42cm" svg:viewBox="0 0 173 301" draw:points="72,0 101,0 130,15 144,29 158,58 173,115 173,186 158,243 144,272 130,286 101,301 72,301 43,286 29,272 15,243 0,186 0,115 15,58 29,29 43,15">
          <text:p/>
        </draw:polygon>
        <draw:polyline draw:style-name="gr3" draw:text-style-name="P1" draw:layer="layout" svg:width="0.029cm" svg:height="0.028cm" svg:x="4.72cm" svg:y="12.692cm" svg:viewBox="0 0 30 29" draw:points="14,0 30,15 14,29 0,15 14,0 14,29">
          <text:p/>
        </draw:polyline>
        <draw:polyline draw:style-name="gr3" draw:text-style-name="P1" draw:layer="layout" svg:width="0.2cm" svg:height="0.3cm" svg:x="4.849cm" svg:y="12.42cm" svg:viewBox="0 0 201 301" draw:points="0,0 201,0 72,301">
          <text:p/>
        </draw:polyline>
        <draw:polyline draw:style-name="gr3" draw:text-style-name="P1" draw:layer="layout" svg:width="0.171cm" svg:height="0.3cm" svg:x="5.149cm" svg:y="12.42cm" svg:viewBox="0 0 172 301" draw:points="143,0 86,0 57,15 42,29 14,72 0,129 0,243 14,272 28,286 57,301 115,301 143,286 158,272 172,243 172,172 158,143 143,129 115,115 57,115 28,129 14,143 0,172">
          <text:p/>
        </draw:polyline>
        <draw:line draw:style-name="gr3" draw:text-style-name="P1" draw:layer="layout" svg:x1="5.449cm" svg:y1="12.72cm" svg:x2="5.449cm" svg:y2="12.52cm">
          <text:p/>
        </draw:line>
        <draw:polyline draw:style-name="gr3" draw:text-style-name="P1" draw:layer="layout" svg:width="0.128cm" svg:height="0.2cm" svg:x="5.449cm" svg:y="12.52cm" svg:viewBox="0 0 129 201" draw:points="0,29 14,15 42,0 85,0 114,15 129,43 129,201">
          <text:p/>
        </draw:polyline>
        <draw:polyline draw:style-name="gr3" draw:text-style-name="P1" draw:layer="layout" svg:width="0.129cm" svg:height="0.2cm" svg:x="5.577cm" svg:y="12.52cm" svg:viewBox="0 0 130 201" draw:points="0,43 14,15 43,0 86,0 114,15 130,43 130,201">
          <text:p/>
        </draw:polyline>
        <draw:line draw:style-name="gr3" draw:text-style-name="P1" draw:layer="layout" svg:x1="5.849cm" svg:y1="12.72cm" svg:x2="5.849cm" svg:y2="12.52cm">
          <text:p/>
        </draw:line>
        <draw:polyline draw:style-name="gr3" draw:text-style-name="P1" draw:layer="layout" svg:width="0.128cm" svg:height="0.2cm" svg:x="5.849cm" svg:y="12.52cm" svg:viewBox="0 0 129 201" draw:points="0,29 14,15 42,0 85,0 115,15 129,43 129,201">
          <text:p/>
        </draw:polyline>
        <draw:polyline draw:style-name="gr3" draw:text-style-name="P1" draw:layer="layout" svg:width="0.129cm" svg:height="0.2cm" svg:x="5.977cm" svg:y="12.52cm" svg:viewBox="0 0 130 201" draw:points="0,43 14,15 43,0 86,0 115,15 130,43 130,201">
          <text:p/>
        </draw:polyline>
        <draw:line draw:style-name="gr3" draw:text-style-name="P1" draw:layer="layout" svg:x1="6.692cm" svg:y1="12.406cm" svg:x2="6.434cm" svg:y2="12.793cm">
          <text:p/>
        </draw:line>
        <draw:polygon draw:style-name="gr3" draw:text-style-name="P1" draw:layer="layout" svg:width="0.171cm" svg:height="0.3cm" svg:x="7.006cm" svg:y="12.42cm" svg:viewBox="0 0 172 301" draw:points="71,0 101,0 129,15 144,29 158,58 172,115 172,186 158,243 144,272 129,286 101,301 71,301 43,286 28,272 14,243 0,186 0,115 14,58 28,29 43,15">
          <text:p/>
        </draw:polygon>
        <draw:polyline draw:style-name="gr3" draw:text-style-name="P1" draw:layer="layout" svg:width="0.029cm" svg:height="0.028cm" svg:x="7.291cm" svg:y="12.692cm" svg:viewBox="0 0 30 29" draw:points="16,0 30,15 16,29 0,15 16,0 16,29">
          <text:p/>
        </draw:polyline>
        <draw:polygon draw:style-name="gr3" draw:text-style-name="P1" draw:layer="layout" svg:width="0.172cm" svg:height="0.3cm" svg:x="7.434cm" svg:y="12.42cm" svg:viewBox="0 0 173 301" draw:points="73,0 101,0 130,15 144,29 158,58 173,115 173,186 158,243 144,272 130,286 101,301 73,301 44,286 30,272 16,243 0,186 0,115 16,58 30,29 44,15">
          <text:p/>
        </draw:polygon>
        <draw:polyline draw:style-name="gr3" draw:text-style-name="P1" draw:layer="layout" svg:width="0.185cm" svg:height="0.3cm" svg:x="7.706cm" svg:y="12.42cm" svg:viewBox="0 0 186 301" draw:points="0,0 186,0 85,115 128,115 158,129 172,143 186,172 186,243 172,272 158,286 128,301 43,301 14,286 0,272">
          <text:p/>
        </draw:polyline>
        <draw:polygon draw:style-name="gr3" draw:text-style-name="P1" draw:layer="layout" svg:width="0.171cm" svg:height="0.3cm" svg:x="8.006cm" svg:y="12.42cm" svg:viewBox="0 0 172 301" draw:points="71,0 100,0 129,15 144,29 158,58 172,115 172,186 158,243 144,272 129,286 100,301 71,301 43,286 28,272 14,243 0,186 0,115 14,58 28,29 43,15">
          <text:p/>
        </draw:polygon>
        <draw:line draw:style-name="gr3" draw:text-style-name="P1" draw:layer="layout" svg:x1="8.291cm" svg:y1="12.42cm" svg:x2="8.291cm" svg:y2="12.478cm">
          <text:p/>
        </draw:line>
        <draw:line draw:style-name="gr3" draw:text-style-name="P1" draw:layer="layout" svg:x1="8.406cm" svg:y1="12.42cm" svg:x2="8.406cm" svg:y2="12.478cm">
          <text:p/>
        </draw:line>
        <draw:polyline draw:style-name="gr3" draw:text-style-name="P1" draw:layer="layout" svg:width="0.086cm" svg:height="0.457cm" svg:x="8.763cm" svg:y="12.378cm" svg:viewBox="0 0 87 458" draw:points="87,458 72,443 44,401 28,372 14,329 0,258 0,201 14,128 28,85 44,57 72,14 87,0">
          <text:p/>
        </draw:polyline>
        <draw:polyline draw:style-name="gr3" draw:text-style-name="P1" draw:layer="layout" svg:width="0.171cm" svg:height="0.3cm" svg:x="8.949cm" svg:y="12.42cm" svg:viewBox="0 0 172 301" draw:points="58,129 28,115 14,100 0,72 0,58 14,29 28,15 58,0 115,0 143,15 158,29 172,58 172,72 158,100 143,115 115,129 58,129 28,143 14,158 0,186 0,243 14,272 28,286 58,301 115,301 143,286 158,272 172,243 172,186 158,158 143,143 115,129">
          <text:p/>
        </draw:polyline>
        <draw:line draw:style-name="gr3" draw:text-style-name="P1" draw:layer="layout" svg:x1="9.477cm" svg:y1="12.72cm" svg:x2="9.477cm" svg:y2="12.42cm">
          <text:p/>
        </draw:line>
        <draw:polyline draw:style-name="gr3" draw:text-style-name="P1" draw:layer="layout" svg:width="0.129cm" svg:height="0.2cm" svg:x="9.477cm" svg:y="12.52cm" svg:viewBox="0 0 130 201" draw:points="130,201 130,43 115,15 87,0 43,0 14,15 0,29">
          <text:p/>
        </draw:polyline>
        <draw:polygon draw:style-name="gr3" draw:text-style-name="P1" draw:layer="layout" svg:width="0.157cm" svg:height="0.2cm" svg:x="9.734cm" svg:y="12.52cm" svg:viewBox="0 0 158 201" draw:points="57,201 29,187 15,173 0,144 0,58 15,29 29,15 57,0 101,0 130,15 144,29 158,58 158,144 144,173 130,187 101,201">
          <text:p/>
        </draw:polygon>
        <draw:polyline draw:style-name="gr3" draw:text-style-name="P1" draw:layer="layout" svg:width="0.043cm" svg:height="0.3cm" svg:x="10.02cm" svg:y="12.42cm" svg:viewBox="0 0 44 301" draw:points="44,301 14,286 0,258 0,0">
          <text:p/>
        </draw:polyline>
        <draw:polyline draw:style-name="gr3" draw:text-style-name="P1" draw:layer="layout" svg:width="0.143cm" svg:height="0.2cm" svg:x="10.163cm" svg:y="12.52cm" svg:viewBox="0 0 144 201" draw:points="128,187 100,201 43,201 14,187 0,159 0,43 14,15 43,0 100,0 128,15 144,43 144,72 0,100">
          <text:p/>
        </draw:polyline>
        <draw:polyline draw:style-name="gr3" draw:text-style-name="P1" draw:layer="layout" svg:width="0.129cm" svg:height="0.2cm" svg:x="10.42cm" svg:y="12.52cm" svg:viewBox="0 0 130 201" draw:points="0,187 30,201 87,201 115,187 130,159 130,144 115,115 87,100 44,100 15,86 0,58 0,43 15,15 44,0 87,0 115,15">
          <text:p/>
        </draw:polyline>
        <draw:polyline draw:style-name="gr3" draw:text-style-name="P1" draw:layer="layout" svg:width="0.085cm" svg:height="0.457cm" svg:x="10.649cm" svg:y="12.378cm" svg:viewBox="0 0 86 458" draw:points="0,458 14,443 43,401 58,372 72,329 86,258 86,201 72,128 58,85 43,57 14,14 0,0">
          <text:p/>
        </draw:polyline>
        <draw:path draw:style-name="gr3" draw:text-style-name="P1" draw:layer="layout" svg:width="0.298cm" svg:height="0.298cm" svg:x="3.864cm" svg:y="12.832cm" svg:viewBox="0 0 299 299" svg:d="M0 150c0-83 67-150 150-150 82 0 149 67 149 150 0 82-67 149-149 149-83 0-150-67-150-149z">
          <text:p/>
        </draw:path>
        <draw:line draw:style-name="gr3" draw:text-style-name="P1" draw:layer="layout" svg:x1="4.606cm" svg:y1="13.116cm" svg:x2="4.434cm" svg:y2="13.116cm">
          <text:p/>
        </draw:line>
        <draw:polyline draw:style-name="gr3" draw:text-style-name="P1" draw:layer="layout" svg:width="0.086cm" svg:height="0.3cm" svg:x="4.434cm" svg:y="12.816cm" svg:viewBox="0 0 87 301" draw:points="87,301 87,0 58,43 30,72 0,86">
          <text:p/>
        </draw:polyline>
        <draw:polyline draw:style-name="gr3" draw:text-style-name="P1" draw:layer="layout" svg:width="0.029cm" svg:height="0.028cm" svg:x="4.72cm" svg:y="13.088cm" svg:viewBox="0 0 30 29" draw:points="14,0 30,15 14,29 0,15 14,0 14,29">
          <text:p/>
        </draw:polyline>
        <draw:polygon draw:style-name="gr3" draw:text-style-name="P1" draw:layer="layout" svg:width="0.171cm" svg:height="0.3cm" svg:x="4.863cm" svg:y="12.816cm" svg:viewBox="0 0 172 301" draw:points="72,0 101,0 129,15 144,29 158,58 172,115 172,186 158,244 144,273 129,287 101,301 72,301 44,287 29,273 15,244 0,186 0,115 15,58 29,29 44,15">
          <text:p/>
        </draw:polygon>
        <draw:polygon draw:style-name="gr3" draw:text-style-name="P1" draw:layer="layout" svg:width="0.171cm" svg:height="0.3cm" svg:x="5.149cm" svg:y="12.816cm" svg:viewBox="0 0 172 301" draw:points="72,0 101,0 129,15 143,29 158,58 172,115 172,186 158,244 143,273 129,287 101,301 72,301 42,287 28,273 14,244 0,186 0,115 14,58 28,29 42,15">
          <text:p/>
        </draw:polygon>
        <draw:line draw:style-name="gr3" draw:text-style-name="P1" draw:layer="layout" svg:x1="5.449cm" svg:y1="13.116cm" svg:x2="5.449cm" svg:y2="12.916cm">
          <text:p/>
        </draw:line>
        <draw:polyline draw:style-name="gr3" draw:text-style-name="P1" draw:layer="layout" svg:width="0.128cm" svg:height="0.2cm" svg:x="5.449cm" svg:y="12.916cm" svg:viewBox="0 0 129 201" draw:points="0,29 14,15 42,0 85,0 114,15 129,43 129,201">
          <text:p/>
        </draw:polyline>
        <draw:polyline draw:style-name="gr3" draw:text-style-name="P1" draw:layer="layout" svg:width="0.129cm" svg:height="0.2cm" svg:x="5.577cm" svg:y="12.916cm" svg:viewBox="0 0 130 201" draw:points="0,43 14,15 43,0 86,0 114,15 130,43 130,201">
          <text:p/>
        </draw:polyline>
        <draw:line draw:style-name="gr3" draw:text-style-name="P1" draw:layer="layout" svg:x1="5.849cm" svg:y1="13.116cm" svg:x2="5.849cm" svg:y2="12.916cm">
          <text:p/>
        </draw:line>
        <draw:polyline draw:style-name="gr3" draw:text-style-name="P1" draw:layer="layout" svg:width="0.128cm" svg:height="0.2cm" svg:x="5.849cm" svg:y="12.916cm" svg:viewBox="0 0 129 201" draw:points="0,29 14,15 42,0 85,0 115,15 129,43 129,201">
          <text:p/>
        </draw:polyline>
        <draw:polyline draw:style-name="gr3" draw:text-style-name="P1" draw:layer="layout" svg:width="0.129cm" svg:height="0.2cm" svg:x="5.977cm" svg:y="12.916cm" svg:viewBox="0 0 130 201" draw:points="0,43 14,15 43,0 86,0 115,15 130,43 130,201">
          <text:p/>
        </draw:polyline>
        <draw:line draw:style-name="gr3" draw:text-style-name="P1" draw:layer="layout" svg:x1="6.692cm" svg:y1="12.802cm" svg:x2="6.434cm" svg:y2="13.189cm">
          <text:p/>
        </draw:line>
        <draw:polygon draw:style-name="gr3" draw:text-style-name="P1" draw:layer="layout" svg:width="0.171cm" svg:height="0.3cm" svg:x="7.006cm" svg:y="12.816cm" svg:viewBox="0 0 172 301" draw:points="71,0 101,0 129,15 144,29 158,58 172,115 172,186 158,244 144,273 129,287 101,301 71,301 43,287 28,273 14,244 0,186 0,115 14,58 28,29 43,15">
          <text:p/>
        </draw:polygon>
        <draw:polyline draw:style-name="gr3" draw:text-style-name="P1" draw:layer="layout" svg:width="0.029cm" svg:height="0.028cm" svg:x="7.291cm" svg:y="13.088cm" svg:viewBox="0 0 30 29" draw:points="16,0 30,15 16,29 0,15 16,0 16,29">
          <text:p/>
        </draw:polyline>
        <draw:polygon draw:style-name="gr3" draw:text-style-name="P1" draw:layer="layout" svg:width="0.172cm" svg:height="0.3cm" svg:x="7.434cm" svg:y="12.816cm" svg:viewBox="0 0 173 301" draw:points="73,0 101,0 130,15 144,29 158,58 173,115 173,186 158,244 144,273 130,287 101,301 73,301 44,287 30,273 16,244 0,186 0,115 16,58 30,29 44,15">
          <text:p/>
        </draw:polygon>
        <draw:polyline draw:style-name="gr3" draw:text-style-name="P1" draw:layer="layout" svg:width="0.185cm" svg:height="0.3cm" svg:x="7.706cm" svg:y="12.816cm" svg:viewBox="0 0 186 301" draw:points="0,0 186,0 85,115 128,115 158,129 172,143 186,172 186,244 172,273 158,287 128,301 43,301 14,287 0,273">
          <text:p/>
        </draw:polyline>
        <draw:polyline draw:style-name="gr3" draw:text-style-name="P1" draw:layer="layout" svg:width="0.171cm" svg:height="0.3cm" svg:x="8.006cm" svg:y="12.816cm" svg:viewBox="0 0 172 301" draw:points="28,301 85,301 114,287 129,273 158,230 172,172 172,58 158,29 144,15 114,0 57,0 28,15 14,29 0,58 0,129 14,158 28,172 57,186 114,186 144,172 158,158 172,129">
          <text:p/>
        </draw:polyline>
        <draw:line draw:style-name="gr3" draw:text-style-name="P1" draw:layer="layout" svg:x1="8.291cm" svg:y1="12.816cm" svg:x2="8.291cm" svg:y2="12.874cm">
          <text:p/>
        </draw:line>
        <draw:line draw:style-name="gr3" draw:text-style-name="P1" draw:layer="layout" svg:x1="8.406cm" svg:y1="12.816cm" svg:x2="8.406cm" svg:y2="12.874cm">
          <text:p/>
        </draw:line>
        <draw:polyline draw:style-name="gr3" draw:text-style-name="P1" draw:layer="layout" svg:width="0.086cm" svg:height="0.457cm" svg:x="8.763cm" svg:y="12.774cm" svg:viewBox="0 0 87 458" draw:points="87,458 72,443 44,401 28,372 14,329 0,258 0,200 14,128 28,85 44,57 72,14 87,0">
          <text:p/>
        </draw:polyline>
        <draw:line draw:style-name="gr3" draw:text-style-name="P1" draw:layer="layout" svg:x1="9.12cm" svg:y1="13.116cm" svg:x2="8.949cm" svg:y2="13.116cm">
          <text:p/>
        </draw:line>
        <draw:polyline draw:style-name="gr3" draw:text-style-name="P1" draw:layer="layout" svg:width="0.085cm" svg:height="0.3cm" svg:x="8.949cm" svg:y="12.816cm" svg:viewBox="0 0 86 301" draw:points="86,301 86,0 58,43 29,72 0,86">
          <text:p/>
        </draw:polyline>
        <draw:line draw:style-name="gr3" draw:text-style-name="P1" draw:layer="layout" svg:x1="9.377cm" svg:y1="12.916cm" svg:x2="9.377cm" svg:y2="13.116cm">
          <text:p/>
        </draw:line>
        <draw:polyline draw:style-name="gr3" draw:text-style-name="P1" draw:layer="layout" svg:width="0.186cm" svg:height="0.214cm" svg:x="9.234cm" svg:y="12.802cm" svg:viewBox="0 0 187 215" draw:points="72,0 0,215 187,215">
          <text:p/>
        </draw:polyline>
        <draw:line draw:style-name="gr3" draw:text-style-name="P1" draw:layer="layout" svg:x1="9.763cm" svg:y1="13.116cm" svg:x2="9.763cm" svg:y2="12.816cm">
          <text:p/>
        </draw:line>
        <draw:polyline draw:style-name="gr3" draw:text-style-name="P1" draw:layer="layout" svg:width="0.128cm" svg:height="0.2cm" svg:x="9.763cm" svg:y="12.916cm" svg:viewBox="0 0 129 201" draw:points="129,201 129,43 115,15 87,0 44,0 14,15 0,29">
          <text:p/>
        </draw:polyline>
        <draw:polygon draw:style-name="gr3" draw:text-style-name="P1" draw:layer="layout" svg:width="0.157cm" svg:height="0.2cm" svg:x="10.02cm" svg:y="12.916cm" svg:viewBox="0 0 158 201" draw:points="57,201 29,187 14,173 0,144 0,58 14,29 29,15 57,0 100,0 130,15 144,29 158,58 158,144 144,173 130,187 100,201">
          <text:p/>
        </draw:polygon>
        <draw:polyline draw:style-name="gr3" draw:text-style-name="P1" draw:layer="layout" svg:width="0.043cm" svg:height="0.3cm" svg:x="10.306cm" svg:y="12.816cm" svg:viewBox="0 0 44 301" draw:points="44,301 15,287 0,259 0,0">
          <text:p/>
        </draw:polyline>
        <draw:polyline draw:style-name="gr3" draw:text-style-name="P1" draw:layer="layout" svg:width="0.142cm" svg:height="0.2cm" svg:x="10.449cm" svg:y="12.916cm" svg:viewBox="0 0 143 201" draw:points="128,187 100,201 42,201 14,187 0,159 0,43 14,15 42,0 100,0 128,15 143,43 143,72 0,100">
          <text:p/>
        </draw:polyline>
        <draw:polyline draw:style-name="gr3" draw:text-style-name="P1" draw:layer="layout" svg:width="0.128cm" svg:height="0.2cm" svg:x="10.706cm" svg:y="12.916cm" svg:viewBox="0 0 129 201" draw:points="0,187 28,201 85,201 115,187 129,159 129,144 115,115 85,100 43,100 14,86 0,58 0,43 14,15 43,0 85,0 115,15">
          <text:p/>
        </draw:polyline>
        <draw:polyline draw:style-name="gr3" draw:text-style-name="P1" draw:layer="layout" svg:width="0.086cm" svg:height="0.457cm" svg:x="10.934cm" svg:y="12.774cm" svg:viewBox="0 0 87 458" draw:points="0,458 15,443 43,401 57,372 72,329 87,258 87,200 72,128 57,85 43,57 15,14 0,0">
          <text:p/>
        </draw:polyline>
        <draw:line draw:style-name="gr3" draw:text-style-name="P1" draw:layer="layout" svg:x1="3.998cm" svg:y1="13.245cm" svg:x2="3.998cm" svg:y2="13.572cm">
          <text:p/>
        </draw:line>
        <draw:line draw:style-name="gr3" draw:text-style-name="P1" draw:layer="layout" svg:x1="3.835cm" svg:y1="13.408cm" svg:x2="4.162cm" svg:y2="13.408cm">
          <text:p/>
        </draw:line>
        <draw:line draw:style-name="gr3" draw:text-style-name="P1" draw:layer="layout" svg:x1="4.606cm" svg:y1="13.544cm" svg:x2="4.434cm" svg:y2="13.544cm">
          <text:p/>
        </draw:line>
        <draw:polyline draw:style-name="gr3" draw:text-style-name="P1" draw:layer="layout" svg:width="0.086cm" svg:height="0.3cm" svg:x="4.434cm" svg:y="13.244cm" svg:viewBox="0 0 87 301" draw:points="87,301 87,0 58,43 30,73 0,87">
          <text:p/>
        </draw:polyline>
        <draw:polyline draw:style-name="gr3" draw:text-style-name="P1" draw:layer="layout" svg:width="0.029cm" svg:height="0.028cm" svg:x="4.72cm" svg:y="13.516cm" svg:viewBox="0 0 30 29" draw:points="14,0 30,14 14,29 0,14 14,0 14,29">
          <text:p/>
        </draw:polyline>
        <draw:line draw:style-name="gr3" draw:text-style-name="P1" draw:layer="layout" svg:x1="5.034cm" svg:y1="13.544cm" svg:x2="4.863cm" svg:y2="13.544cm">
          <text:p/>
        </draw:line>
        <draw:polyline draw:style-name="gr3" draw:text-style-name="P1" draw:layer="layout" svg:width="0.086cm" svg:height="0.3cm" svg:x="4.863cm" svg:y="13.244cm" svg:viewBox="0 0 87 301" draw:points="87,301 87,0 58,43 29,73 0,87">
          <text:p/>
        </draw:polyline>
        <draw:polygon draw:style-name="gr3" draw:text-style-name="P1" draw:layer="layout" svg:width="0.171cm" svg:height="0.3cm" svg:x="5.149cm" svg:y="13.244cm" svg:viewBox="0 0 172 301" draw:points="72,0 101,0 129,14 143,29 158,57 172,115 172,187 158,244 143,273 129,287 101,301 72,301 42,287 28,273 14,244 0,187 0,115 14,57 28,29 42,14">
          <text:p/>
        </draw:polygon>
        <draw:line draw:style-name="gr3" draw:text-style-name="P1" draw:layer="layout" svg:x1="5.449cm" svg:y1="13.544cm" svg:x2="5.449cm" svg:y2="13.344cm">
          <text:p/>
        </draw:line>
        <draw:polyline draw:style-name="gr3" draw:text-style-name="P1" draw:layer="layout" svg:width="0.128cm" svg:height="0.2cm" svg:x="5.449cm" svg:y="13.344cm" svg:viewBox="0 0 129 201" draw:points="0,29 14,14 42,0 85,0 114,14 129,43 129,201">
          <text:p/>
        </draw:polyline>
        <draw:polyline draw:style-name="gr3" draw:text-style-name="P1" draw:layer="layout" svg:width="0.129cm" svg:height="0.2cm" svg:x="5.577cm" svg:y="13.344cm" svg:viewBox="0 0 130 201" draw:points="0,43 14,14 43,0 86,0 114,14 130,43 130,201">
          <text:p/>
        </draw:polyline>
        <draw:line draw:style-name="gr3" draw:text-style-name="P1" draw:layer="layout" svg:x1="5.849cm" svg:y1="13.544cm" svg:x2="5.849cm" svg:y2="13.344cm">
          <text:p/>
        </draw:line>
        <draw:polyline draw:style-name="gr3" draw:text-style-name="P1" draw:layer="layout" svg:width="0.128cm" svg:height="0.2cm" svg:x="5.849cm" svg:y="13.344cm" svg:viewBox="0 0 129 201" draw:points="0,29 14,14 42,0 85,0 115,14 129,43 129,201">
          <text:p/>
        </draw:polyline>
        <draw:polyline draw:style-name="gr3" draw:text-style-name="P1" draw:layer="layout" svg:width="0.129cm" svg:height="0.2cm" svg:x="5.977cm" svg:y="13.344cm" svg:viewBox="0 0 130 201" draw:points="0,43 14,14 43,0 86,0 115,14 130,43 130,201">
          <text:p/>
        </draw:polyline>
        <draw:line draw:style-name="gr3" draw:text-style-name="P1" draw:layer="layout" svg:x1="6.692cm" svg:y1="13.23cm" svg:x2="6.434cm" svg:y2="13.617cm">
          <text:p/>
        </draw:line>
        <draw:polygon draw:style-name="gr3" draw:text-style-name="P1" draw:layer="layout" svg:width="0.171cm" svg:height="0.3cm" svg:x="7.006cm" svg:y="13.244cm" svg:viewBox="0 0 172 301" draw:points="71,0 101,0 129,14 144,29 158,57 172,115 172,187 158,244 144,273 129,287 101,301 71,301 43,287 28,273 14,244 0,187 0,115 14,57 28,29 43,14">
          <text:p/>
        </draw:polygon>
        <draw:polyline draw:style-name="gr3" draw:text-style-name="P1" draw:layer="layout" svg:width="0.029cm" svg:height="0.028cm" svg:x="7.291cm" svg:y="13.516cm" svg:viewBox="0 0 30 29" draw:points="16,0 30,14 16,29 0,14 16,0 16,29">
          <text:p/>
        </draw:polyline>
        <draw:polygon draw:style-name="gr3" draw:text-style-name="P1" draw:layer="layout" svg:width="0.172cm" svg:height="0.3cm" svg:x="7.434cm" svg:y="13.244cm" svg:viewBox="0 0 173 301" draw:points="73,0 101,0 130,14 144,29 158,57 173,115 173,187 158,244 144,273 130,287 101,301 73,301 44,287 30,273 16,244 0,187 0,115 16,57 30,29 44,14">
          <text:p/>
        </draw:polygon>
        <draw:line draw:style-name="gr3" draw:text-style-name="P1" draw:layer="layout" svg:x1="7.863cm" svg:y1="13.344cm" svg:x2="7.863cm" svg:y2="13.544cm">
          <text:p/>
        </draw:line>
        <draw:polyline draw:style-name="gr3" draw:text-style-name="P1" draw:layer="layout" svg:width="0.186cm" svg:height="0.214cm" svg:x="7.72cm" svg:y="13.23cm" svg:viewBox="0 0 187 215" draw:points="71,0 0,215 187,215">
          <text:p/>
        </draw:polyline>
        <draw:polyline draw:style-name="gr3" draw:text-style-name="P1" draw:layer="layout" svg:width="0.186cm" svg:height="0.3cm" svg:x="7.991cm" svg:y="13.244cm" svg:viewBox="0 0 187 301" draw:points="0,0 187,0 87,115 130,115 159,130 173,144 187,173 187,244 173,273 159,287 130,301 43,301 15,287 0,273">
          <text:p/>
        </draw:polyline>
        <draw:line draw:style-name="gr3" draw:text-style-name="P1" draw:layer="layout" svg:x1="8.291cm" svg:y1="13.244cm" svg:x2="8.291cm" svg:y2="13.301cm">
          <text:p/>
        </draw:line>
        <draw:line draw:style-name="gr3" draw:text-style-name="P1" draw:layer="layout" svg:x1="8.406cm" svg:y1="13.244cm" svg:x2="8.406cm" svg:y2="13.301cm">
          <text:p/>
        </draw:line>
        <draw:polyline draw:style-name="gr3" draw:text-style-name="P1" draw:layer="layout" svg:width="0.086cm" svg:height="0.457cm" svg:x="8.763cm" svg:y="13.201cm" svg:viewBox="0 0 87 458" draw:points="87,458 72,444 44,401 28,373 14,330 0,257 0,200 14,129 28,86 44,57 72,15 87,0">
          <text:p/>
        </draw:polyline>
        <draw:line draw:style-name="gr3" draw:text-style-name="P1" draw:layer="layout" svg:x1="9.091cm" svg:y1="13.344cm" svg:x2="9.091cm" svg:y2="13.544cm">
          <text:p/>
        </draw:line>
        <draw:polyline draw:style-name="gr3" draw:text-style-name="P1" draw:layer="layout" svg:width="0.185cm" svg:height="0.214cm" svg:x="8.949cm" svg:y="13.23cm" svg:viewBox="0 0 186 215" draw:points="72,0 0,215 186,215">
          <text:p/>
        </draw:polyline>
        <draw:line draw:style-name="gr3" draw:text-style-name="P1" draw:layer="layout" svg:x1="9.477cm" svg:y1="13.544cm" svg:x2="9.477cm" svg:y2="13.244cm">
          <text:p/>
        </draw:line>
        <draw:polyline draw:style-name="gr3" draw:text-style-name="P1" draw:layer="layout" svg:width="0.129cm" svg:height="0.2cm" svg:x="9.477cm" svg:y="13.344cm" svg:viewBox="0 0 130 201" draw:points="130,201 130,43 115,14 87,0 43,0 14,14 0,29">
          <text:p/>
        </draw:polyline>
        <draw:polygon draw:style-name="gr3" draw:text-style-name="P1" draw:layer="layout" svg:width="0.157cm" svg:height="0.2cm" svg:x="9.734cm" svg:y="13.344cm" svg:viewBox="0 0 158 201" draw:points="57,201 29,187 15,173 0,144 0,57 15,29 29,14 57,0 101,0 130,14 144,29 158,57 158,144 144,173 130,187 101,201">
          <text:p/>
        </draw:polygon>
        <draw:polyline draw:style-name="gr3" draw:text-style-name="P1" draw:layer="layout" svg:width="0.043cm" svg:height="0.3cm" svg:x="10.02cm" svg:y="13.244cm" svg:viewBox="0 0 44 301" draw:points="44,301 14,287 0,258 0,0">
          <text:p/>
        </draw:polyline>
        <draw:polyline draw:style-name="gr3" draw:text-style-name="P1" draw:layer="layout" svg:width="0.143cm" svg:height="0.2cm" svg:x="10.163cm" svg:y="13.344cm" svg:viewBox="0 0 144 201" draw:points="128,187 100,201 43,201 14,187 0,158 0,43 14,14 43,0 100,0 128,14 144,43 144,72 0,101">
          <text:p/>
        </draw:polyline>
        <draw:polyline draw:style-name="gr3" draw:text-style-name="P1" draw:layer="layout" svg:width="0.129cm" svg:height="0.2cm" svg:x="10.42cm" svg:y="13.344cm" svg:viewBox="0 0 130 201" draw:points="0,187 30,201 87,201 115,187 130,158 130,144 115,115 87,101 44,101 15,86 0,57 0,43 15,14 44,0 87,0 115,14">
          <text:p/>
        </draw:polyline>
        <draw:polyline draw:style-name="gr3" draw:text-style-name="P1" draw:layer="layout" svg:width="0.085cm" svg:height="0.457cm" svg:x="10.649cm" svg:y="13.201cm" svg:viewBox="0 0 86 458" draw:points="0,458 14,444 43,401 58,373 72,330 86,257 86,200 72,129 58,86 43,57 14,15 0,0">
          <text:p/>
        </draw:polyline>
        <draw:polygon draw:style-name="gr3" draw:text-style-name="P1" draw:layer="layout" svg:width="0.674cm" svg:height="0.674cm" svg:x="3.349cm" svg:y="13.529cm" svg:viewBox="0 0 675 675" draw:points="675,675 675,0 0,0 0,675">
          <text:p/>
        </draw:polygon>
        <draw:polyline draw:style-name="gr3" draw:text-style-name="P1" draw:layer="layout" svg:width="0.186cm" svg:height="0.3cm" svg:x="4.42cm" svg:y="13.702cm" svg:viewBox="0 0 187 301" draw:points="0,0 187,0 86,114 130,114 158,128 172,142 187,171 187,243 172,272 158,286 130,301 43,301 14,286 0,272">
          <text:p/>
        </draw:polyline>
        <draw:polyline draw:style-name="gr3" draw:text-style-name="P1" draw:layer="layout" svg:width="0.029cm" svg:height="0.029cm" svg:x="4.72cm" svg:y="13.973cm" svg:viewBox="0 0 30 30" draw:points="14,0 30,15 14,30 0,15 14,0 14,30">
          <text:p/>
        </draw:polyline>
        <draw:polyline draw:style-name="gr3" draw:text-style-name="P1" draw:layer="layout" svg:width="0.185cm" svg:height="0.3cm" svg:x="4.849cm" svg:y="13.702cm" svg:viewBox="0 0 186 301" draw:points="14,28 28,14 58,0 129,0 158,14 172,28 186,57 186,85 172,128 0,301 186,301">
          <text:p/>
        </draw:polyline>
        <draw:polygon draw:style-name="gr3" draw:text-style-name="P1" draw:layer="layout" svg:width="0.171cm" svg:height="0.3cm" svg:x="5.149cm" svg:y="13.702cm" svg:viewBox="0 0 172 301" draw:points="72,0 101,0 129,14 143,28 158,57 172,114 172,185 158,243 143,272 129,286 101,301 72,301 42,286 28,272 14,243 0,185 0,114 14,57 28,28 42,14">
          <text:p/>
        </draw:polygon>
        <draw:line draw:style-name="gr3" draw:text-style-name="P1" draw:layer="layout" svg:x1="5.449cm" svg:y1="14.002cm" svg:x2="5.449cm" svg:y2="13.802cm">
          <text:p/>
        </draw:line>
        <draw:polyline draw:style-name="gr3" draw:text-style-name="P1" draw:layer="layout" svg:width="0.128cm" svg:height="0.2cm" svg:x="5.449cm" svg:y="13.802cm" svg:viewBox="0 0 129 201" draw:points="0,28 14,14 42,0 85,0 114,14 129,43 129,201">
          <text:p/>
        </draw:polyline>
        <draw:polyline draw:style-name="gr3" draw:text-style-name="P1" draw:layer="layout" svg:width="0.129cm" svg:height="0.2cm" svg:x="5.577cm" svg:y="13.802cm" svg:viewBox="0 0 130 201" draw:points="0,43 14,14 43,0 86,0 114,14 130,43 130,201">
          <text:p/>
        </draw:polyline>
        <draw:line draw:style-name="gr3" draw:text-style-name="P1" draw:layer="layout" svg:x1="5.849cm" svg:y1="14.002cm" svg:x2="5.849cm" svg:y2="13.802cm">
          <text:p/>
        </draw:line>
        <draw:polyline draw:style-name="gr3" draw:text-style-name="P1" draw:layer="layout" svg:width="0.128cm" svg:height="0.2cm" svg:x="5.849cm" svg:y="13.802cm" svg:viewBox="0 0 129 201" draw:points="0,28 14,14 42,0 85,0 115,14 129,43 129,201">
          <text:p/>
        </draw:polyline>
        <draw:polyline draw:style-name="gr3" draw:text-style-name="P1" draw:layer="layout" svg:width="0.129cm" svg:height="0.2cm" svg:x="5.977cm" svg:y="13.802cm" svg:viewBox="0 0 130 201" draw:points="0,43 14,14 43,0 86,0 115,14 130,43 130,201">
          <text:p/>
        </draw:polyline>
        <draw:line draw:style-name="gr3" draw:text-style-name="P1" draw:layer="layout" svg:x1="6.692cm" svg:y1="13.687cm" svg:x2="6.434cm" svg:y2="14.074cm">
          <text:p/>
        </draw:line>
        <draw:polygon draw:style-name="gr3" draw:text-style-name="P1" draw:layer="layout" svg:width="0.171cm" svg:height="0.3cm" svg:x="7.006cm" svg:y="13.702cm" svg:viewBox="0 0 172 301" draw:points="71,0 101,0 129,14 144,28 158,57 172,114 172,185 158,243 144,272 129,286 101,301 71,301 43,286 28,272 14,243 0,185 0,114 14,57 28,28 43,14">
          <text:p/>
        </draw:polygon>
        <draw:polyline draw:style-name="gr3" draw:text-style-name="P1" draw:layer="layout" svg:width="0.029cm" svg:height="0.029cm" svg:x="7.291cm" svg:y="13.973cm" svg:viewBox="0 0 30 30" draw:points="16,0 30,15 16,30 0,15 16,0 16,30">
          <text:p/>
        </draw:polyline>
        <draw:line draw:style-name="gr3" draw:text-style-name="P1" draw:layer="layout" svg:x1="7.606cm" svg:y1="14.002cm" svg:x2="7.434cm" svg:y2="14.002cm">
          <text:p/>
        </draw:line>
        <draw:polyline draw:style-name="gr3" draw:text-style-name="P1" draw:layer="layout" svg:width="0.086cm" svg:height="0.3cm" svg:x="7.434cm" svg:y="13.702cm" svg:viewBox="0 0 87 301" draw:points="87,301 87,0 58,42 30,71 0,85">
          <text:p/>
        </draw:polyline>
        <draw:polyline draw:style-name="gr3" draw:text-style-name="P1" draw:layer="layout" svg:width="0.185cm" svg:height="0.3cm" svg:x="7.706cm" svg:y="13.702cm" svg:viewBox="0 0 186 301" draw:points="14,28 28,14 57,0 128,0 158,14 172,28 186,57 186,85 172,128 0,301 186,301">
          <text:p/>
        </draw:polyline>
        <draw:polyline draw:style-name="gr3" draw:text-style-name="P1" draw:layer="layout" svg:width="0.171cm" svg:height="0.3cm" svg:x="8.006cm" svg:y="13.702cm" svg:viewBox="0 0 172 301" draw:points="144,0 85,0 57,14 43,28 14,71 0,128 0,243 14,272 28,286 57,301 114,301 144,286 158,272 172,243 172,171 158,142 144,128 114,114 57,114 28,128 14,142 0,171">
          <text:p/>
        </draw:polyline>
        <draw:line draw:style-name="gr3" draw:text-style-name="P1" draw:layer="layout" svg:x1="8.291cm" svg:y1="13.702cm" svg:x2="8.291cm" svg:y2="13.759cm">
          <text:p/>
        </draw:line>
        <draw:line draw:style-name="gr3" draw:text-style-name="P1" draw:layer="layout" svg:x1="8.406cm" svg:y1="13.702cm" svg:x2="8.406cm" svg:y2="13.759cm">
          <text:p/>
        </draw:line>
        <draw:polyline draw:style-name="gr3" draw:text-style-name="P1" draw:layer="layout" svg:width="0.086cm" svg:height="0.457cm" svg:x="8.763cm" svg:y="13.659cm" svg:viewBox="0 0 87 458" draw:points="87,458 72,444 44,401 28,372 14,329 0,257 0,200 14,128 28,85 44,57 72,14 87,0">
          <text:p/>
        </draw:polyline>
        <draw:line draw:style-name="gr3" draw:text-style-name="P1" draw:layer="layout" svg:x1="9.12cm" svg:y1="14.002cm" svg:x2="8.949cm" svg:y2="14.002cm">
          <text:p/>
        </draw:line>
        <draw:polyline draw:style-name="gr3" draw:text-style-name="P1" draw:layer="layout" svg:width="0.085cm" svg:height="0.3cm" svg:x="8.949cm" svg:y="13.702cm" svg:viewBox="0 0 86 301" draw:points="86,301 86,0 58,42 29,71 0,85">
          <text:p/>
        </draw:polyline>
        <draw:line draw:style-name="gr3" draw:text-style-name="P1" draw:layer="layout" svg:x1="9.477cm" svg:y1="14.002cm" svg:x2="9.477cm" svg:y2="13.702cm">
          <text:p/>
        </draw:line>
        <draw:polyline draw:style-name="gr3" draw:text-style-name="P1" draw:layer="layout" svg:width="0.129cm" svg:height="0.2cm" svg:x="9.477cm" svg:y="13.802cm" svg:viewBox="0 0 130 201" draw:points="130,201 130,43 115,14 87,0 43,0 14,14 0,28">
          <text:p/>
        </draw:polyline>
        <draw:polygon draw:style-name="gr3" draw:text-style-name="P1" draw:layer="layout" svg:width="0.157cm" svg:height="0.2cm" svg:x="9.734cm" svg:y="13.802cm" svg:viewBox="0 0 158 201" draw:points="57,201 29,186 15,172 0,143 0,58 15,28 29,14 57,0 101,0 130,14 144,28 158,58 158,143 144,172 130,186 101,201">
          <text:p/>
        </draw:polygon>
        <draw:polyline draw:style-name="gr3" draw:text-style-name="P1" draw:layer="layout" svg:width="0.043cm" svg:height="0.3cm" svg:x="10.02cm" svg:y="13.702cm" svg:viewBox="0 0 44 301" draw:points="44,301 14,286 0,258 0,0">
          <text:p/>
        </draw:polyline>
        <draw:polyline draw:style-name="gr3" draw:text-style-name="P1" draw:layer="layout" svg:width="0.143cm" svg:height="0.2cm" svg:x="10.163cm" svg:y="13.802cm" svg:viewBox="0 0 144 201" draw:points="128,186 100,201 43,201 14,186 0,158 0,43 14,14 43,0 100,0 128,14 144,43 144,72 0,101">
          <text:p/>
        </draw:polyline>
        <draw:polyline draw:style-name="gr3" draw:text-style-name="P1" draw:layer="layout" svg:width="0.085cm" svg:height="0.457cm" svg:x="10.406cm" svg:y="13.659cm" svg:viewBox="0 0 86 458" draw:points="0,458 15,444 44,401 58,372 72,329 86,257 86,200 72,128 58,85 44,57 15,14 0,0">
          <text:p/>
        </draw:polyline>
        <draw:polygon draw:style-name="gr3" draw:text-style-name="P1" draw:layer="layout" svg:width="0.952cm" svg:height="0.953cm" svg:x="3.21cm" svg:y="14.472cm" svg:viewBox="0 0 953 954" draw:points="477,954 953,477 477,0 0,477">
          <text:p/>
        </draw:polygon>
        <draw:polyline draw:style-name="gr3" draw:text-style-name="P1" draw:layer="layout" svg:width="0.186cm" svg:height="0.3cm" svg:x="4.42cm" svg:y="14.784cm" svg:viewBox="0 0 187 301" draw:points="0,0 187,0 86,115 130,115 158,130 172,144 187,173 187,244 172,273 158,287 130,301 43,301 14,287 0,273">
          <text:p/>
        </draw:polyline>
        <draw:polyline draw:style-name="gr3" draw:text-style-name="P1" draw:layer="layout" svg:width="0.029cm" svg:height="0.028cm" svg:x="4.72cm" svg:y="15.056cm" svg:viewBox="0 0 30 29" draw:points="14,0 30,14 14,29 0,14 14,0 14,29">
          <text:p/>
        </draw:polyline>
        <draw:polyline draw:style-name="gr3" draw:text-style-name="P1" draw:layer="layout" svg:width="0.185cm" svg:height="0.3cm" svg:x="4.849cm" svg:y="14.784cm" svg:viewBox="0 0 186 301" draw:points="14,30 28,14 58,0 129,0 158,14 172,30 186,58 186,87 172,130 0,301 186,301">
          <text:p/>
        </draw:polyline>
        <draw:polygon draw:style-name="gr3" draw:text-style-name="P1" draw:layer="layout" svg:width="0.171cm" svg:height="0.3cm" svg:x="5.149cm" svg:y="14.784cm" svg:viewBox="0 0 172 301" draw:points="72,0 101,0 129,14 143,30 158,58 172,115 172,187 158,244 143,273 129,287 101,301 72,301 42,287 28,273 14,244 0,187 0,115 14,58 28,30 42,14">
          <text:p/>
        </draw:polygon>
        <draw:line draw:style-name="gr3" draw:text-style-name="P1" draw:layer="layout" svg:x1="5.449cm" svg:y1="15.084cm" svg:x2="5.449cm" svg:y2="14.884cm">
          <text:p/>
        </draw:line>
        <draw:polyline draw:style-name="gr3" draw:text-style-name="P1" draw:layer="layout" svg:width="0.128cm" svg:height="0.2cm" svg:x="5.449cm" svg:y="14.884cm" svg:viewBox="0 0 129 201" draw:points="0,29 14,14 42,0 85,0 114,14 129,43 129,201">
          <text:p/>
        </draw:polyline>
        <draw:polyline draw:style-name="gr3" draw:text-style-name="P1" draw:layer="layout" svg:width="0.129cm" svg:height="0.2cm" svg:x="5.577cm" svg:y="14.884cm" svg:viewBox="0 0 130 201" draw:points="0,43 14,14 43,0 86,0 114,14 130,43 130,201">
          <text:p/>
        </draw:polyline>
        <draw:line draw:style-name="gr3" draw:text-style-name="P1" draw:layer="layout" svg:x1="5.849cm" svg:y1="15.084cm" svg:x2="5.849cm" svg:y2="14.884cm">
          <text:p/>
        </draw:line>
        <draw:polyline draw:style-name="gr3" draw:text-style-name="P1" draw:layer="layout" svg:width="0.128cm" svg:height="0.2cm" svg:x="5.849cm" svg:y="14.884cm" svg:viewBox="0 0 129 201" draw:points="0,29 14,14 42,0 85,0 115,14 129,43 129,201">
          <text:p/>
        </draw:polyline>
        <draw:polyline draw:style-name="gr3" draw:text-style-name="P1" draw:layer="layout" svg:width="0.129cm" svg:height="0.2cm" svg:x="5.977cm" svg:y="14.884cm" svg:viewBox="0 0 130 201" draw:points="0,43 14,14 43,0 86,0 115,14 130,43 130,201">
          <text:p/>
        </draw:polyline>
        <draw:line draw:style-name="gr3" draw:text-style-name="P1" draw:layer="layout" svg:x1="6.692cm" svg:y1="14.77cm" svg:x2="6.434cm" svg:y2="15.157cm">
          <text:p/>
        </draw:line>
        <draw:polygon draw:style-name="gr3" draw:text-style-name="P1" draw:layer="layout" svg:width="0.171cm" svg:height="0.3cm" svg:x="7.006cm" svg:y="14.784cm" svg:viewBox="0 0 172 301" draw:points="71,0 101,0 129,14 144,30 158,58 172,115 172,187 158,244 144,273 129,287 101,301 71,301 43,287 28,273 14,244 0,187 0,115 14,58 28,30 43,14">
          <text:p/>
        </draw:polygon>
        <draw:polyline draw:style-name="gr3" draw:text-style-name="P1" draw:layer="layout" svg:width="0.029cm" svg:height="0.028cm" svg:x="7.291cm" svg:y="15.056cm" svg:viewBox="0 0 30 29" draw:points="16,0 30,14 16,29 0,14 16,0 16,29">
          <text:p/>
        </draw:polyline>
        <draw:line draw:style-name="gr3" draw:text-style-name="P1" draw:layer="layout" svg:x1="7.606cm" svg:y1="15.084cm" svg:x2="7.434cm" svg:y2="15.084cm">
          <text:p/>
        </draw:line>
        <draw:polyline draw:style-name="gr3" draw:text-style-name="P1" draw:layer="layout" svg:width="0.086cm" svg:height="0.3cm" svg:x="7.434cm" svg:y="14.784cm" svg:viewBox="0 0 87 301" draw:points="87,301 87,0 58,44 30,73 0,87">
          <text:p/>
        </draw:polyline>
        <draw:polyline draw:style-name="gr3" draw:text-style-name="P1" draw:layer="layout" svg:width="0.185cm" svg:height="0.3cm" svg:x="7.706cm" svg:y="14.784cm" svg:viewBox="0 0 186 301" draw:points="14,30 28,14 57,0 128,0 158,14 172,30 186,58 186,87 172,130 0,301 186,301">
          <text:p/>
        </draw:polyline>
        <draw:polyline draw:style-name="gr3" draw:text-style-name="P1" draw:layer="layout" svg:width="0.171cm" svg:height="0.3cm" svg:x="8.006cm" svg:y="14.784cm" svg:viewBox="0 0 172 301" draw:points="144,0 85,0 57,14 43,30 14,73 0,130 0,244 14,273 28,287 57,301 114,301 144,287 158,273 172,244 172,173 158,144 144,130 114,115 57,115 28,130 14,144 0,173">
          <text:p/>
        </draw:polyline>
        <draw:line draw:style-name="gr3" draw:text-style-name="P1" draw:layer="layout" svg:x1="8.291cm" svg:y1="14.784cm" svg:x2="8.291cm" svg:y2="14.841cm">
          <text:p/>
        </draw:line>
        <draw:line draw:style-name="gr3" draw:text-style-name="P1" draw:layer="layout" svg:x1="8.406cm" svg:y1="14.784cm" svg:x2="8.406cm" svg:y2="14.841cm">
          <text:p/>
        </draw:line>
        <draw:polyline draw:style-name="gr3" draw:text-style-name="P1" draw:layer="layout" svg:width="0.086cm" svg:height="0.457cm" svg:x="8.763cm" svg:y="14.741cm" svg:viewBox="0 0 87 458" draw:points="87,458 72,444 44,401 28,373 14,330 0,258 0,201 14,130 28,86 44,57 72,15 87,0">
          <text:p/>
        </draw:polyline>
        <draw:line draw:style-name="gr3" draw:text-style-name="P1" draw:layer="layout" svg:x1="9.12cm" svg:y1="15.084cm" svg:x2="8.949cm" svg:y2="15.084cm">
          <text:p/>
        </draw:line>
        <draw:polyline draw:style-name="gr3" draw:text-style-name="P1" draw:layer="layout" svg:width="0.085cm" svg:height="0.3cm" svg:x="8.949cm" svg:y="14.784cm" svg:viewBox="0 0 86 301" draw:points="86,301 86,0 58,44 29,73 0,87">
          <text:p/>
        </draw:polyline>
        <draw:line draw:style-name="gr3" draw:text-style-name="P1" draw:layer="layout" svg:x1="9.477cm" svg:y1="15.084cm" svg:x2="9.477cm" svg:y2="14.784cm">
          <text:p/>
        </draw:line>
        <draw:polyline draw:style-name="gr3" draw:text-style-name="P1" draw:layer="layout" svg:width="0.129cm" svg:height="0.2cm" svg:x="9.477cm" svg:y="14.884cm" svg:viewBox="0 0 130 201" draw:points="130,201 130,43 115,14 87,0 43,0 14,14 0,29">
          <text:p/>
        </draw:polyline>
        <draw:polygon draw:style-name="gr3" draw:text-style-name="P1" draw:layer="layout" svg:width="0.157cm" svg:height="0.2cm" svg:x="9.734cm" svg:y="14.884cm" svg:viewBox="0 0 158 201" draw:points="57,201 29,187 15,173 0,144 0,57 15,29 29,14 57,0 101,0 130,14 144,29 158,57 158,144 144,173 130,187 101,201">
          <text:p/>
        </draw:polygon>
        <draw:polyline draw:style-name="gr3" draw:text-style-name="P1" draw:layer="layout" svg:width="0.043cm" svg:height="0.3cm" svg:x="10.02cm" svg:y="14.784cm" svg:viewBox="0 0 44 301" draw:points="44,301 14,287 0,258 0,0">
          <text:p/>
        </draw:polyline>
        <draw:polyline draw:style-name="gr3" draw:text-style-name="P1" draw:layer="layout" svg:width="0.143cm" svg:height="0.2cm" svg:x="10.163cm" svg:y="14.884cm" svg:viewBox="0 0 144 201" draw:points="128,187 100,201 43,201 14,187 0,158 0,43 14,14 43,0 100,0 128,14 144,43 144,72 0,100">
          <text:p/>
        </draw:polyline>
        <draw:polyline draw:style-name="gr3" draw:text-style-name="P1" draw:layer="layout" svg:width="0.085cm" svg:height="0.457cm" svg:x="10.406cm" svg:y="14.741cm" svg:viewBox="0 0 86 458" draw:points="0,458 15,444 44,401 58,373 72,330 86,258 86,201 72,130 58,86 44,57 15,15 0,0">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3.2cm" fo:margin-right="1cm" fo:page-width="29.703cm" fo:page-height="21.0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12-09T14:20:53.338422640</dc:date>
    <meta:editing-duration>PT1M44S</meta:editing-duration>
    <meta:editing-cycles>1</meta:editing-cycles>
    <meta:document-statistic meta:object-count="220"/>
    <meta:generator>LibreOffice/6.0.7.3$Linux_X86_64 LibreOffice_project/00m0$Build-3</meta:generator>
  </office:meta>
</office:document-meta>
</file>